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37F98646.png" manifest:media-type="image/png"/>
  <manifest:file-entry manifest:full-path="Pictures/100000010000055600000300A124DC78.png" manifest:media-type="image/png"/>
  <manifest:file-entry manifest:full-path="Pictures/100000010000055600000300030EDD28.png" manifest:media-type="image/png"/>
  <manifest:file-entry manifest:full-path="Pictures/100000010000055600000300CE81DE05.png" manifest:media-type="image/png"/>
  <manifest:file-entry manifest:full-path="Pictures/1000000100000556000003000A6F2296.png" manifest:media-type="image/png"/>
  <manifest:file-entry manifest:full-path="Pictures/100000010000055600000300991C0733.png" manifest:media-type="image/png"/>
  <manifest:file-entry manifest:full-path="Pictures/10000001000005560000030086346BEE.png" manifest:media-type="image/png"/>
  <manifest:file-entry manifest:full-path="Pictures/1000000100000556000003001DD531AA.png" manifest:media-type="image/png"/>
  <manifest:file-entry manifest:full-path="Pictures/1000000100000556000003008E8C7C05.png" manifest:media-type="image/png"/>
  <manifest:file-entry manifest:full-path="Pictures/10000001000005560000030027AE0FB3.png" manifest:media-type="image/png"/>
  <manifest:file-entry manifest:full-path="Pictures/10000001000005560000030028F76A99.png" manifest:media-type="image/png"/>
  <manifest:file-entry manifest:full-path="Pictures/1000000100000556000003005FDC1054.png" manifest:media-type="image/png"/>
  <manifest:file-entry manifest:full-path="Pictures/1000000100000556000003008421D76F.png" manifest:media-type="image/png"/>
  <manifest:file-entry manifest:full-path="Pictures/1000000100000556000003006077B6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0.1154in" svg:height="5.6866in" draw:z-index="0"><draw:image xlink:href="Pictures/10000001000005560000030037F9864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2" text:anchor-type="char" svg:width="10.1154in" svg:height="5.6866in" draw:z-index="1"><draw:image xlink:href="Pictures/1000000100000556000003008E8C7C05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3" text:anchor-type="char" svg:width="10.1154in" svg:height="5.6866in" draw:z-index="2"><draw:image xlink:href="Pictures/100000010000055600000300030EDD2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0.1154in" svg:height="5.6866in" draw:z-index="3"><draw:image xlink:href="Pictures/100000010000055600000300CE81DE0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0.1154in" svg:height="5.6866in" draw:z-index="4"><draw:image xlink:href="Pictures/100000010000055600000300A124DC7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width="10.1154in" svg:height="5.6866in" draw:z-index="5"><draw:image xlink:href="Pictures/1000000100000556000003000A6F229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width="10.1154in" svg:height="5.6866in" draw:z-index="6"><draw:image xlink:href="Pictures/100000010000055600000300991C073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width="10.1154in" svg:height="5.6866in" draw:z-index="7"><draw:image xlink:href="Pictures/1000000100000556000003008421D76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width="10.1154in" svg:height="5.6866in" draw:z-index="8"><draw:image xlink:href="Pictures/10000001000005560000030027AE0FB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width="10.1154in" svg:height="5.6866in" draw:z-index="9"><draw:image xlink:href="Pictures/1000000100000556000003005FDC105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width="10.1154in" svg:height="5.6866in" draw:z-index="10"><draw:image xlink:href="Pictures/10000001000005560000030028F76A9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2" text:anchor-type="char" svg:width="10.1154in" svg:height="5.6866in" draw:z-index="11"><draw:image xlink:href="Pictures/10000001000005560000030086346BE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3" text:anchor-type="char" svg:width="10.1154in" svg:height="5.6866in" draw:z-index="12"><draw:image xlink:href="Pictures/1000000100000556000003006077B6A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4" text:anchor-type="char" svg:width="10.1154in" svg:height="5.6866in" draw:z-index="13"><draw:image xlink:href="Pictures/1000000100000556000003001DD531A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12:27:45.951165968</meta:creation-date>
    <dc:date>2025-11-16T23:06:08.351208581</dc:date>
    <meta:editing-duration>PT14H23M59S</meta:editing-duration>
    <meta:editing-cycles>17</meta:editing-cycles>
    <meta:generator>LibreOffice/24.2.7.2$Linux_X86_64 LibreOffice_project/420$Build-2</meta:generator>
    <meta:document-statistic meta:table-count="0" meta:image-count="14" meta:object-count="0" meta:page-count="17" meta:paragraph-count="0" meta:word-count="0" meta:character-count="0" meta:non-whitespace-character-count="0"/>
  </office:meta>
</office:document-meta>
</file>